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entor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entoryReport">
            <text:p>InventoryReport</text:p>
          </table:table-cell>
          <table:table-cell table:style-name="ce7" office:value-type="string" office:string-value="Inventory Report. Details">
            <text:p>Inventory Report. Details</text:p>
          </table:table-cell>
          <table:table-cell table:style-name="ce7" office:value-type="string" office:string-value=""/>
          <table:table-cell table:style-name="ce7" office:value-type="string" office:string-value="Inventory Report">
            <text:p>Inventory Repor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Storage status report.">
            <text:p>Storage status report.</text:p>
          </table:table-cell>
          <table:table-cell table:style-name="ce7" office:value-type="string" office:string-value=""/>
          <table:table-cell table:style-name="ce7" office:value-type="string" office:string-value="ABIE">
            <text:p>ABIE</text:p>
          </table:table-cell>
          <table:table-cell table:style-name="ce7" office:value-type="string" office:string-value="A report on the quantities of each item that are, or will be, in stock.">
            <text:p>A report on the quantities of each item that are, or will be, in stock.</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Marketing &amp; sales">
            <text:p>Marketing &amp; sale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Inventory Report. UBL Version Identifier. Identifier">
            <text:p>Inventory Report. UBL Version Identifier. Identifier</text:p>
          </table:table-cell>
          <table:table-cell table:style-name="ce8" office:value-type="string" office:string-value=""/>
          <table:table-cell office:value-type="string" table:style-name="ce8" office:string-value="Inventory Report">
            <text:p>Inventory Repor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Inventory Report. Customization Identifier. Identifier">
            <text:p>Inventory Report. Customization Identifier. Identifier</text:p>
          </table:table-cell>
          <table:table-cell table:style-name="ce8" office:value-type="string" office:string-value=""/>
          <table:table-cell office:value-type="string" table:style-name="ce8" office:string-value="Inventory Report">
            <text:p>Inventory Repor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Inventory Report. Profile Identifier. Identifier">
            <text:p>Inventory Report. Profile Identifier. Identifier</text:p>
          </table:table-cell>
          <table:table-cell table:style-name="ce8" office:value-type="string" office:string-value=""/>
          <table:table-cell office:value-type="string" table:style-name="ce8" office:string-value="Inventory Report">
            <text:p>Inventory Repor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Inventory Report. Profile Execution Identifier. Identifier">
            <text:p>Inventory Report. Profile Execution Identifier. Identifier</text:p>
          </table:table-cell>
          <table:table-cell table:style-name="ce8" office:value-type="string" office:string-value=""/>
          <table:table-cell office:value-type="string" table:style-name="ce8" office:string-value="Inventory Report">
            <text:p>Inventory Repor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Inventory Report. Identifier">
            <text:p>Inventory Report. Identifier</text:p>
          </table:table-cell>
          <table:table-cell table:style-name="ce8" office:value-type="string" office:string-value=""/>
          <table:table-cell office:value-type="string" table:style-name="ce8" office:string-value="Inventory Report">
            <text:p>Inventory Repor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Document Number, Inventory Report Number">
            <text:p>Document Number, Inventory Report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e Inventory Report, assigned by the Issuer.">
            <text:p>An identifier for the Inventory Report, assigned by the Issu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Inventory Report. Copy_ Indicator. Indicator">
            <text:p>Inventory Report. Copy_ Indicator. Indicator</text:p>
          </table:table-cell>
          <table:table-cell table:style-name="ce8" office:value-type="string" office:string-value=""/>
          <table:table-cell office:value-type="string" table:style-name="ce8" office:string-value="Inventory Report">
            <text:p>Inventory Repor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Inventory Report. UUID. Identifier">
            <text:p>Inventory Report. UUID. Identifier</text:p>
          </table:table-cell>
          <table:table-cell table:style-name="ce8" office:value-type="string" office:string-value=""/>
          <table:table-cell office:value-type="string" table:style-name="ce8" office:string-value="Inventory Report">
            <text:p>Inventory Repor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Inventory Report. Issue Date. Date">
            <text:p>Inventory Report. Issue Date. Date</text:p>
          </table:table-cell>
          <table:table-cell table:style-name="ce8" office:value-type="string" office:string-value=""/>
          <table:table-cell office:value-type="string" table:style-name="ce8" office:string-value="Inventory Report">
            <text:p>Inventory Repor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Inventory Report. Issue Time. Time">
            <text:p>Inventory Report. Issue Time. Time</text:p>
          </table:table-cell>
          <table:table-cell table:style-name="ce8" office:value-type="string" office:string-value=""/>
          <table:table-cell office:value-type="string" table:style-name="ce8" office:string-value="Inventory Report">
            <text:p>Inventory Repor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t which the Inventory Report was issued.">
            <text:p>The time at which the Inventory Repor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Inventory Report. Note. Text">
            <text:p>Inventory Report. Note. Text</text:p>
          </table:table-cell>
          <table:table-cell table:style-name="ce8" office:value-type="string" office:string-value=""/>
          <table:table-cell office:value-type="string" table:style-name="ce8" office:string-value="Inventory Report">
            <text:p>Inventory Repor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8" office:string-value="Inventory Report. Document_ Currency Code. Code">
            <text:p>Inventory Report. Document_ Currency Code. Code</text:p>
          </table:table-cell>
          <table:table-cell table:style-name="ce8" office:value-type="string" office:string-value=""/>
          <table:table-cell office:value-type="string" table:style-name="ce8" office:string-value="Inventory Report">
            <text:p>Inventory Report</text:p>
          </table:table-cell>
          <table:table-cell office:value-type="string" table:style-name="ce8" office:string-value="Document">
            <text:p>Document</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3]&lt;&gt;&quot;&quot;;CONCATENATE([.F13];&quot; &quot;;[.G13]);[.G13])"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3]&lt;&gt;&quot;&quot;;CONCATENATE([.J13];&quot;_ &quot;;[.I13];&quot;. Type&quot;);CONCATENATE([.I13];&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currency in which the Document is presented. This may be the same currency as the pricing or as the tax.">
            <text:p>A code signifying the currency in which the Document is presented. This may be the same currency as the pricing or as the tax.</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Marketing &amp; sales">
            <text:p>Marketing &amp; sale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9" office:value-type="string" office:string-value="Inventory Report. Inventory_ Period. Period">
            <text:p>Inventory Report. Inventory_ Period. Period</text:p>
          </table:table-cell>
          <table:table-cell table:style-name="ce9" office:value-type="string" office:string-value=""/>
          <table:table-cell table:style-name="ce9" office:value-type="string" office:string-value="Inventory Report">
            <text:p>Inventory Report</text:p>
          </table:table-cell>
          <table:table-cell table:style-name="ce9" office:value-type="string" office:string-value="Inventory">
            <text:p>Inventory</text:p>
          </table:table-cell>
          <table:table-cell table:style-name="ce9" office:value-type="string" office:string-value=""/>
          <table:table-cell table:style-name="ce9" office:value-type="string" office:string-value=""/>
          <table:table-cell table:style-name="ce9" table:formula="of:=[.M14]"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eriod covered by this report.">
            <text:p>The period covered by this repor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9" office:value-type="string" office:string-value="Inventory Report. Document Reference">
            <text:p>Inventory Report. Document Reference</text:p>
          </table:table-cell>
          <table:table-cell table:style-name="ce9" office:value-type="string" office:string-value=""/>
          <table:table-cell table:style-name="ce9" office:value-type="string" office:string-value="Inventory Report">
            <text:p>Inventory Repor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9" office:value-type="string" office:string-value="Inventory Report. Signature">
            <text:p>Inventory Report. Signature</text:p>
          </table:table-cell>
          <table:table-cell table:style-name="ce9" office:value-type="string" office:string-value=""/>
          <table:table-cell table:style-name="ce9" office:value-type="string" office:string-value="Inventory Report">
            <text:p>Inventory Repor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tailerCustomerParty">
            <text:p>RetailerCustomerParty</text:p>
          </table:table-cell>
          <table:table-cell table:style-name="ce9" office:value-type="string" office:string-value="Inventory Report. Retailer_ Customer Party. Customer Party">
            <text:p>Inventory Report. Retailer_ Customer Party. Customer Party</text:p>
          </table:table-cell>
          <table:table-cell table:style-name="ce9" office:value-type="string" office:string-value=""/>
          <table:table-cell table:style-name="ce9" office:value-type="string" office:string-value="Inventory Report">
            <text:p>Inventory Report</text:p>
          </table:table-cell>
          <table:table-cell table:style-name="ce9" office:value-type="string" office:string-value="Retailer">
            <text:p>Retailer</text:p>
          </table:table-cell>
          <table:table-cell table:style-name="ce9" office:value-type="string" office:string-value=""/>
          <table:table-cell table:style-name="ce9" office:value-type="string" office:string-value=""/>
          <table:table-cell table:style-name="ce9" table:formula="of:=[.M17]"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retailer, who sends this message.">
            <text:p>The retailer, who sends this messag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InventoryReportingParty">
            <text:p>InventoryReportingParty</text:p>
          </table:table-cell>
          <table:table-cell table:style-name="ce9" office:value-type="string" office:string-value="Inventory Report. Inventory Reporting_ Party. Party">
            <text:p>Inventory Report. Inventory Reporting_ Party. Party</text:p>
          </table:table-cell>
          <table:table-cell table:style-name="ce9" office:value-type="string" office:string-value=""/>
          <table:table-cell table:style-name="ce9" office:value-type="string" office:string-value="Inventory Report">
            <text:p>Inventory Report</text:p>
          </table:table-cell>
          <table:table-cell table:style-name="ce9" office:value-type="string" office:string-value="Inventory Reporting">
            <text:p>Inventory Reporting</text:p>
          </table:table-cell>
          <table:table-cell table:style-name="ce9" office:value-type="string" office:string-value=""/>
          <table:table-cell table:style-name="ce9" office:value-type="string" office:string-value=""/>
          <table:table-cell table:style-name="ce9" table:formula="of:=[.M18]"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n association to the Party that will really use the Inventory report (normally the branch for which the stock is reported).">
            <text:p>An association to the Party that will really use the Inventory report (normally the branch for which the stock is repor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9" office:value-type="string" office:string-value="Inventory Report. Seller_ Supplier Party. Supplier Party">
            <text:p>Inventory Report. Seller_ Supplier Party. Supplier Party</text:p>
          </table:table-cell>
          <table:table-cell table:style-name="ce9" office:value-type="string" office:string-value=""/>
          <table:table-cell table:style-name="ce9" office:value-type="string" office:string-value="Inventory Report">
            <text:p>Inventory Report</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19]"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nventoryReportLine">
            <text:p>InventoryReportLine</text:p>
          </table:table-cell>
          <table:table-cell table:style-name="ce9" office:value-type="string" office:string-value="Inventory Report. Inventory Report Line">
            <text:p>Inventory Report. Inventory Report Line</text:p>
          </table:table-cell>
          <table:table-cell table:style-name="ce9" office:value-type="string" office:string-value=""/>
          <table:table-cell table:style-name="ce9" office:value-type="string" office:string-value="Inventory Report">
            <text:p>Inventory Repor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Inventory Report Line">
            <text:p>Inventory Report Line</text:p>
          </table:table-cell>
          <table:table-cell table:style-name="ce9" office:value-type="string" office:string-value="Inventory Report Line">
            <text:p>Inventory Report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Inventory Report Line">
            <text:p>Inventory Report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representing a particular item of sale and associated with a line in the Catalogue.">
            <text:p>A line representing a particular item of sale and associated with a line in the Catalogu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Marketing &amp; sales">
            <text:p>Marketing &amp; sale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